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100000260AEB78CC3511C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3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34"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35" style:family="paragraph" style:parent-style-name="Table_20_Contents">
      <style:paragraph-properties fo:text-align="center" style:justify-single-word="false"/>
      <style:text-properties style:font-name="Nimbus Mono PS" officeooo:rsid="007a53f1" officeooo:paragraph-rsid="00a92936"/>
    </style:style>
    <style:style style:name="P36" style:family="paragraph" style:parent-style-name="Table_20_Contents">
      <style:paragraph-properties fo:text-align="center" style:justify-single-word="false"/>
      <style:text-properties style:font-name="Nimbus Mono PS" officeooo:rsid="0085f62d" officeooo:paragraph-rsid="00a92936"/>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39" style:family="paragraph" style:parent-style-name="Standard">
      <style:text-properties fo:font-size="8pt" officeooo:paragraph-rsid="00a92936" style:font-size-asian="7pt" style:font-size-complex="8pt"/>
    </style:style>
    <style:style style:name="P40" style:family="paragraph">
      <style:paragraph-properties fo:text-align="center"/>
    </style:style>
    <style:style style:name="P41" style:family="paragraph">
      <loext:graphic-properties draw:fill-color="#000000"/>
      <style:paragraph-properties fo:text-align="center"/>
      <style:text-properties fo:font-size="12pt"/>
    </style:style>
    <style:style style:name="P42" style:family="paragraph">
      <loext:graphic-properties draw:fill-color="#ffffff"/>
    </style:style>
    <style:style style:name="P43"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8d31f"/>
    </style:style>
    <style:style style:name="T37" style:family="text">
      <style:text-properties officeooo:rsid="00ab00d3"/>
    </style:style>
    <style:style style:name="T38" style:family="text">
      <style:text-properties officeooo:rsid="00333aa7"/>
    </style:style>
    <style:style style:name="T39" style:family="text">
      <style:text-properties officeooo:rsid="0052af79"/>
    </style:style>
    <style:style style:name="T40" style:family="text">
      <style:text-properties officeooo:rsid="004740e1"/>
    </style:style>
    <style:style style:name="T41" style:family="text">
      <style:text-properties officeooo:rsid="0043342e"/>
    </style:style>
    <style:style style:name="T42" style:family="text">
      <style:text-properties officeooo:rsid="002ffaba"/>
    </style:style>
    <style:style style:name="T43" style:family="text">
      <style:text-properties officeooo:rsid="006b1d4d"/>
    </style:style>
    <style:style style:name="T44" style:family="text">
      <style:text-properties officeooo:rsid="00876372"/>
    </style:style>
    <style:style style:name="T45" style:family="text">
      <style:text-properties officeooo:rsid="00462372"/>
    </style:style>
    <style:style style:name="T46" style:family="text">
      <style:text-properties officeooo:rsid="006cf753"/>
    </style:style>
    <style:style style:name="T47" style:family="text">
      <style:text-properties officeooo:rsid="00405ae8"/>
    </style:style>
    <style:style style:name="T48" style:family="text">
      <style:text-properties officeooo:rsid="00421536"/>
    </style:style>
    <style:style style:name="T49" style:family="text">
      <style:text-properties officeooo:rsid="00aeb5c7"/>
    </style:style>
    <style:style style:name="T50" style:family="text">
      <style:text-properties officeooo:rsid="00af9612"/>
    </style:style>
    <style:style style:name="T51" style:family="text">
      <style:text-properties officeooo:rsid="00b09c13"/>
    </style:style>
    <style:style style:name="T52" style:family="text">
      <style:text-properties officeooo:rsid="00b19a68"/>
    </style:style>
    <style:style style:name="T53" style:family="text">
      <style:text-properties officeooo:rsid="007a53f1"/>
    </style:style>
    <style:style style:name="T54" style:family="text">
      <style:text-properties officeooo:rsid="00b1af4b"/>
    </style:style>
    <style:style style:name="T55" style:family="text">
      <style:text-properties officeooo:rsid="00b37284"/>
    </style:style>
    <style:style style:name="T56" style:family="text">
      <style:text-properties officeooo:rsid="00b3c7d4"/>
    </style:style>
    <style:style style:name="T57" style:family="text">
      <style:text-properties officeooo:rsid="00b69f1a"/>
    </style:style>
    <style:style style:name="T58" style:family="text">
      <style:text-properties officeooo:rsid="00b73b3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52in" fo:min-width="0.0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5.266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2126in" fo:min-width="0.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2">BATTLETECH: <text:span text:style-name="T11">OUTWORLDS</text:span><text:span text:style-name="T12"> WASTES<text:line-break/></text:span><text:span text:style-name="T10"><text:line-break/></text:span><text:span text:style-name="T13">LINDEN 'THE CASTLE'</text:span></text:h>
      <text:p text:style-name="P30"/>
      <text:p text:style-name="P2">---------------------------- START TRANSMISSION ---------------------------</text:p>
      <text:p text:style-name="P12"><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30"/>
      <text:p text:style-name="P2"><draw:frame draw:style-name="fr1" draw:name="Image1" text:anchor-type="as-char" svg:width="5.5472in" svg:height="6.3346in" draw:z-index="0"><draw:image xlink:href="Pictures/100000000000021100000260AEB78CC3511C9834.png" xlink:type="simple" xlink:show="embed" xlink:actuate="onLoad" draw:mime-type="image/png"/></draw:frame></text:p>
      <text:p text:style-name="P3">---------------------------- START TRANSMISSION ---------------------------</text:p>
      <text:p text:style-name="P12"><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30"/>
      <text:p text:style-name="P14">Unit <text:span text:style-name="T2">Limits</text:span>: 6K BV for 1v1, <text:span text:style-name="T6">10</text:span>K for 2v2.</text:p>
      <text:p text:style-name="P26"/>
      <text:p text:style-name="P16">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26"/>
      <text:p text:style-name="P5"><draw:line text:anchor-type="paragraph" draw:z-index="2" draw:name="Horizontal line 7" draw:style-name="gr1" draw:text-style-name="P40" svg:x1="3.813in" svg:y1="0.0161in" svg:x2="3.8094in" svg:y2="2.0752in"><text:p/></draw:line><draw:line text:anchor-type="paragraph" draw:z-index="3" draw:name="Horizontal line 8" draw:style-name="gr1" draw:text-style-name="P40" svg:x1="2.3299in" svg:y1="1.0299in" svg:x2="5.1898in" svg:y2="1.0299in"><text:p/></draw:line><draw:custom-shape text:anchor-type="char" draw:z-index="4" draw:name="Shape 28" draw:style-name="gr6" draw:text-style-name="P43"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5" draw:text-style-name="P43"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4" draw:text-style-name="P42" svg:width="2.8504in" svg:height="2.0587in"><text:p/><draw:enhanced-geometry svg:viewBox="0 0 21600 21600" draw:type="rectangle" draw:enhanced-path="M 0 0 L 21600 0 21600 21600 0 21600 0 0 Z N"/></draw:custom-shape></text:p>
      <text:p text:style-name="P26"/>
      <text:p text:style-name="P15"><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25"/>
      <text:p text:style-name="P13"><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24"/>
      <text:p text:style-name="P17"><text:span text:style-name="T2">Base Pay: 1.2M (1v1) or </text:span><text:span text:style-name="T8">1.0</text:span><text:span text:style-name="T2">M (2v2) </text:span><text:span text:style-name="T4">C-bills</text:span><text:span text:style-name="T2"> per commander if no objectives are completed.</text:span></text:p>
      <text:p text:style-name="P17"/>
      <text:p text:style-name="P7">---------------------------- START TRANSMISSION ---------------------------</text:p>
      <text:p text:style-name="P18"><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31"/>
      <text:p text:style-name="P18">Unit <text:span text:style-name="T2">Limits</text:span>: 6K BV for 1v1, <text:span text:style-name="T6">10</text:span>K for 2v2.</text:p>
      <text:p text:style-name="P27"/>
      <text:p text:style-name="P18">Map: <text:span text:style-name="T13">Four mapsheets</text:span><text:span text:style-name="T3"> with </text:span><text:span text:style-name="T29">urban</text:span> terrain. <text:span text:style-name="T30">Randomly distribute 3 </text:span><text:span text:style-name="T37">unique </text:span><text:span text:style-name="T30">unknown junkyard mechs on each mapsheet</text:span><text:span text:style-name="T37">.</text:span><text:span text:style-name="T30"> Place the junkyard office in the center of the map. The junkyard office has a construction factor of 20.</text:span></text:p>
      <text:p text:style-name="P27"/>
      <text:p text:style-name="P6"><draw:line text:anchor-type="paragraph" draw:z-index="7" draw:name="Horizontal line 1" draw:style-name="gr1" draw:text-style-name="P40" svg:x1="3.813in" svg:y1="0.0161in" svg:x2="3.8094in" svg:y2="2.0752in"><text:p/></draw:line><draw:line text:anchor-type="paragraph" draw:z-index="8" draw:name="Horizontal line 2" draw:style-name="gr1" draw:text-style-name="P40" svg:x1="2.3299in" svg:y1="1.0299in" svg:x2="5.1898in" svg:y2="1.0299in"><text:p/></draw:line><draw:custom-shape text:anchor-type="char" draw:z-index="9" draw:name="Shape 2" draw:style-name="gr2" draw:text-style-name="P41"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4" draw:text-style-name="P42" svg:width="2.8504in" svg:height="2.0587in"><text:p/><draw:enhanced-geometry svg:viewBox="0 0 21600 21600" draw:type="rectangle" draw:enhanced-path="M 0 0 L 21600 0 21600 21600 0 21600 0 0 Z N"/></draw:custom-shape></text:p>
      <text:p text:style-name="P27"/>
      <text:p text:style-name="P19"><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7">they</text:span><text:span text:style-name="T30">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text:span><text:span text:style-name="T37">probe search radius</text:span><text:span text:style-name="T30"> </text:span><text:span text:style-name="T35">at the end of their movement</text:span><text:span text:style-name="T7">. </text:span><text:span text:style-name="T31">Recover a junkyard mech by dragging it to your map edge. </text:span><text:span text:style-name="T38"><text:s/></text:span><text:span text:style-name="T31">The dragging </text:span><text:span text:style-name="T39">unit</text:span><text:span text:style-name="T31"> </text:span><text:span text:style-name="T38">must end </text:span><text:span text:style-name="T40">the</text:span><text:span text:style-name="T38"> Movement Phase in the same hex as the </text:span><text:span text:style-name="T37">junkyard </text:span><text:span text:style-name="T38">mech and </text:span><text:span text:style-name="T41">make no weapon or physical attacks</text:span><text:span text:style-name="T38">.</text:span><text:span text:style-name="T42"> </text:span><text:span text:style-name="T39">A dragging combat vehicle </text:span><text:span text:style-name="T43">or mech without hand actuators</text:span><text:span text:style-name="T39"> must have a friendly infantry or BA unit in the hex </text:span><text:span text:style-name="T44">which also does not attack during the turn</text:span><text:span text:style-name="T39"> to secure the </text:span><text:span text:style-name="T37">junkyard</text:span><text:span text:style-name="T39"> mech.</text:span><text:span text:style-name="T42"> </text:span><text:span text:style-name="T39">A</text:span><text:span text:style-name="T42"> dragging mech </text:span><text:span text:style-name="T37">with hand actuators</text:span><text:span text:style-name="T42"> cannot fire weapons mounted on the arm </text:span><text:span text:style-name="T45">used</text:span><text:span text:style-name="T42"> to drag a </text:span><text:span text:style-name="T37">junkyard</text:span><text:span text:style-name="T42"> mech.</text:span><text:span text:style-name="T38"> </text:span><text:span text:style-name="T39">A</text:span><text:span text:style-name="T38"> dragging </text:span><text:span text:style-name="T46">unit</text:span><text:span text:style-name="T31"> may not jump </text:span><text:span text:style-name="T47">or make physical attacks</text:span><text:span text:style-name="T31">.</text:span><text:span text:style-name="T6"> </text:span><text:span text:style-name="T48">Reduce the dragging </text:span><text:span text:style-name="T39">unit's</text:span><text:span text:style-name="T48"> walking MP by 3 or half, whichever is less.</text:span><text:span text:style-name="T31"> </text:span><text:span text:style-name="T37">Each side can</text:span><text:span text:style-name="T32"> only present one to the Generalissimo. </text:span><text:span text:style-name="T30">Add </text:span><text:span text:style-name="T32">together </text:span><text:span text:style-name="T30">the BV of the </text:span><text:span text:style-name="T37">presented</text:span><text:span text:style-name="T30"> junkyard mechs. Each side earns a percentage of 7.0M C-bills based upon th</text:span><text:span text:style-name="T37">eir presented mech</text:span><text:span text:style-name="T39">'</text:span><text:span text:style-name="T37">s percentage of the total BV</text:span><text:span text:style-name="T30">.</text:span></text:p>
      <text:p text:style-name="P27"/>
      <text:p text:style-name="P18"><text:span text:style-name="T7">Secondary Objective: </text:span><text:span text:style-name="T30">Capture the junkyard manifest. If an infantry unit occupies the same hex as the junkyard boss </text:span><text:span text:style-name="T36">during the End Phase</text:span><text:span text:style-name="T30"> and the hex is not contested, that side identifies all junkyard mechs. The junkyard boss starts in the junkyard office. If the junkyard office is destroyed, the junkyard boss </text:span><text:span text:style-name="T51">moves</text:span><text:span text:style-name="T30"> one hex in a random direction at the start of every Movement Phase. </text:span><text:span text:style-name="T49">The boss must survive. </text:span><text:span text:style-name="T51">This objective is worth 3M C-bills.</text:span></text:p>
      <text:p text:style-name="P27"/>
      <text:p text:style-name="P18"><text:span text:style-name="T2">Base Pay: 1.2M (1v1) or </text:span><text:span text:style-name="T8">1.0</text:span><text:span text:style-name="T2">M (2v2) </text:span><text:span text:style-name="T4">C-bills</text:span><text:span text:style-name="T2"> per commander if no objectives are completed.</text:span></text:p>
      <text:p text:style-name="P18"><text:soft-page-break/></text:p>
      <table:table table:name="CastleBrianRAT" table:style-name="CastleBrianRAT">
        <table:table-column table:style-name="CastleBrianRAT.A"/>
        <table:table-row table:style-name="CastleBrianRAT.1">
          <table:table-cell table:style-name="CastleBrianRAT.A1" office:value-type="string">
            <text:p text:style-name="P34">Unit</text:p>
          </table:table-cell>
        </table:table-row>
        <table:table-row>
          <table:table-cell table:style-name="CastleBrianRAT.A2" office:value-type="string">
            <text:p text:style-name="P36">Archer ARC-2R</text:p>
          </table:table-cell>
        </table:table-row>
        <table:table-row>
          <table:table-cell table:style-name="CastleBrianRAT.A2" office:value-type="string">
            <text:p text:style-name="P35">Cataphract CTF-1X</text:p>
          </table:table-cell>
        </table:table-row>
        <table:table-row>
          <table:table-cell table:style-name="CastleBrianRAT.A2" office:value-type="string">
            <text:p text:style-name="P35">Charger CGR-2A2</text:p>
          </table:table-cell>
        </table:table-row>
        <table:table-row>
          <table:table-cell table:style-name="CastleBrianRAT.A2" office:value-type="string">
            <text:p text:style-name="P35">Crusader CRD-3R</text:p>
          </table:table-cell>
        </table:table-row>
        <table:table-row>
          <table:table-cell table:style-name="CastleBrianRAT.A2" office:value-type="string">
            <text:p text:style-name="P35">Cyclops CP-11-H</text:p>
          </table:table-cell>
        </table:table-row>
        <table:table-row>
          <table:table-cell table:style-name="CastleBrianRAT.A2" office:value-type="string">
            <text:p text:style-name="P35">Jagermek JM6-H</text:p>
          </table:table-cell>
        </table:table-row>
        <table:table-row>
          <table:table-cell table:style-name="CastleBrianRAT.A2" office:value-type="string">
            <text:p text:style-name="P35">Longbow LGB-0H</text:p>
          </table:table-cell>
        </table:table-row>
        <table:table-row>
          <table:table-cell table:style-name="CastleBrianRAT.A2" office:value-type="string">
            <text:p text:style-name="P35">Stalker STK-3H</text:p>
          </table:table-cell>
        </table:table-row>
        <table:table-row>
          <table:table-cell table:style-name="CastleBrianRAT.A2" office:value-type="string">
            <text:p text:style-name="P35">Thunderbolt TDR-5S</text:p>
          </table:table-cell>
        </table:table-row>
        <table:table-row>
          <table:table-cell table:style-name="CastleBrianRAT.A2" office:value-type="string">
            <text:p text:style-name="P35">Orion ON1-M</text:p>
          </table:table-cell>
        </table:table-row>
        <table:table-row>
          <table:table-cell table:style-name="CastleBrianRAT.A2" office:value-type="string">
            <text:p text:style-name="P35">Quickdraw QKD-4G</text:p>
          </table:table-cell>
        </table:table-row>
        <table:table-row>
          <table:table-cell table:style-name="CastleBrianRAT.A2" office:value-type="string">
            <text:p text:style-name="P35">Zeus ZEU-9S</text:p>
          </table:table-cell>
        </table:table-row>
      </table:table>
      <text:p text:style-name="P39"/>
      <text:p text:style-name="P37">Junkyard Mechs</text:p>
      <text:p text:style-name="P28"/>
      <text:p text:style-name="P38">Randomly select the appropriate number of junkyard mechs. Only use each mech once in a scenario.</text:p>
      <text:p text:style-name="P38"/>
      <text:p text:style-name="P10">---------------------------- START TRANSMISSION ---------------------------</text:p>
      <text:p text:style-name="P20"><text:span text:style-name="T9"><text:line-break/></text:span><text:span text:style-name="T13">SUPREMELY DIVINE INVINCIBLE GRAND HIGH SUPREME GENERALISSIMO HIRAM MAXIMUS BRAGADOCIOUS GLORIANUS I </text:span><text:span text:style-name="T50">HAS VALUABLE STAR LEAGUE FILES ABOUT THE DEEP SPIN MAINTENANCE YARD. DEFEND THE GENERALISIMO</text:span><text:span text:style-name="T39">'</text:span><text:span text:style-name="T50">S DROPSHIP.</text:span></text:p>
      <text:p text:style-name="P11"><text:span text:style-name="T9"><text:line-break/></text:span>----------------------------- END TRANSMISSION ----------------------------</text:p>
      <text:p text:style-name="P32"/>
      <text:p text:style-name="P22">Unit <text:span text:style-name="T2">Limits</text:span>: 6K BV for 1v1, <text:span text:style-name="T6">10</text:span>K for 2v2. <text:span text:style-name="T54">The Generalisimo</text:span><text:span text:style-name="T39">'</text:span><text:span text:style-name="T50">s </text:span><text:span text:style-name="T58">battlemech </text:span><text:span text:style-name="T54">counts towards the defender</text:span><text:span text:style-name="T39">'</text:span><text:span text:style-name="T50">s </text:span><text:span text:style-name="T54">BV.</text:span></text:p>
      <text:p text:style-name="P29"/>
      <text:p text:style-name="P21">Map: <text:span text:style-name="T50">Three</text:span><text:span text:style-name="T13"> mapsheets</text:span><text:span text:style-name="T3"> with </text:span><text:span text:style-name="T50">open</text:span> terrain, <text:span text:style-name="T52">arranged with short edges touching</text:span>. <text:span text:style-name="T30">Place the </text:span><text:span text:style-name="T50">Generalisimo</text:span><text:span text:style-name="T39">'</text:span><text:span text:style-name="T50">s </text:span><text:span text:style-name="T52">crashed </text:span><text:span text:style-name="T50">dropship in the</text:span><text:span text:style-name="T30"> center of the map. </text:span><text:span text:style-name="T52">The Generalisimo is a 4/4 pilot in a </text:span><text:span text:style-name="T53">Orion ON1-M. </text:span><text:span text:style-name="T50">The Generalisimo starts on the dropship and </text:span><text:span text:style-name="T52">walks</text:span><text:span text:style-name="T50"> on </text:span><text:span text:style-name="T52">the map during </text:span><text:span text:style-name="T50">the first turn.</text:span></text:p>
      <text:p text:style-name="P29"/>
      <text:p text:style-name="P9"><draw:line text:anchor-type="paragraph" draw:z-index="11" draw:name="Horizontal line 3" draw:style-name="gr1" draw:text-style-name="P40" svg:x1="2.763in" svg:y1="0.0161in" svg:x2="2.7594in" svg:y2="2.0752in"><text:p/></draw:line><draw:line text:anchor-type="paragraph" draw:z-index="13" draw:name="Horizontal line 4" draw:style-name="gr1" draw:text-style-name="P40" svg:x1="4.863in" svg:y1="0.0161in" svg:x2="4.8594in" svg:y2="2.0752in"><text:p/></draw:line><draw:custom-shape text:anchor-type="char" draw:z-index="12" draw:name="Shape 4" draw:style-name="gr2" draw:text-style-name="P41"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3" draw:style-name="gr3" draw:text-style-name="P42" svg:width="5.2669in" svg:height="2.0587in"><text:p/><draw:enhanced-geometry svg:viewBox="0 0 21600 21600" draw:type="rectangle" draw:enhanced-path="M 0 0 L 21600 0 21600 21600 0 21600 0 0 Z N"/></draw:custom-shape></text:p>
      <text:p text:style-name="P29"/>
      <text:p text:style-name="P23"><text:span text:style-name="T7">Primary Objective: </text:span><text:span text:style-name="T50">Drive off the raiding </text:span><text:span text:style-name="T52">force</text:span><text:span text:style-name="T50">. </text:span><text:span text:style-name="T57">The defender starts pre-positioned on the center mapsheet. </text:span><text:span text:style-name="T50">The attacker runs on one short edge </text:span><text:span text:style-name="T56">of the map</text:span><text:span text:style-name="T50"> and exits </text:span><text:span text:style-name="T52">on the</text:span><text:span text:style-name="T50"> opposite </text:span><text:span text:style-name="T52">edge</text:span><text:span text:style-name="T50"> of the map. The attacker wants to transit the map and the defender wants to drive off the raid. </text:span><text:span text:style-name="T52">Attacking u</text:span><text:span text:style-name="T50">nits that </text:span><text:span text:style-name="T52">cross the opposite map edge score; units that</text:span><text:span text:style-name="T50"> exit of</text:span><text:span text:style-name="T52">f</text:span><text:span text:style-name="T50"> another edge </text:span><text:span text:style-name="T52">or are destroyed </text:span><text:span text:style-name="T50">do not scor</text:span><text:span text:style-name="T52">e</text:span><text:span text:style-name="T50">. Award 7.0M C-bills proportionally </text:span><text:span text:style-name="T56">to each side based upon </text:span><text:span text:style-name="T50">the </text:span><text:span text:style-name="T52">percent of attacking force</text:span><text:span text:style-name="T39">'</text:span><text:span text:style-name="T50">s </text:span><text:span text:style-name="T56">total</text:span><text:span text:style-name="T52"> </text:span><text:span text:style-name="T55">BV</text:span><text:span text:style-name="T52"> that </text:span><text:span text:style-name="T55">successfully </text:span><text:span text:style-name="T52">exits the far </text:span><text:span text:style-name="T56">map</text:span><text:span text:style-name="T52"> edge</text:span><text:span text:style-name="T50">.</text:span></text:p>
      <text:p text:style-name="P29"/>
      <text:p text:style-name="P20"><text:span text:style-name="T7">Secondary Objective: </text:span><text:span text:style-name="T30">Capture the </text:span><text:span text:style-name="T50">maintenance yard files. The attackers have </text:span><text:span text:style-name="T52">three spies on</text:span><text:span text:style-name="T50"> Generalisimo</text:span><text:span text:style-name="T39">'</text:span><text:span text:style-name="T50">s dropship. The </text:span><text:span text:style-name="T52">spies</text:span><text:span text:style-name="T50"> </text:span><text:span text:style-name="T52">can </text:span><text:span text:style-name="T50">secretly </text:span><text:span text:style-name="T52">move</text:span><text:span text:style-name="T50"> 1 hex at the start of each Movement Phase, </text:span><text:span text:style-name="T52">before other units move</text:span><text:span text:style-name="T50">. The attacker records each move on a piece of paper. The scouts can only be detected by another infantry unit in the same hex and only if the scouts moved this round. The attacker earns </text:span><text:span text:style-name="T52">1</text:span><text:span text:style-name="T50">.0M C-bills </text:span><text:span text:style-name="T52">for each spy that</text:span><text:span text:style-name="T50"> </text:span><text:span text:style-name="T52">escapes off the map</text:span><text:span text:style-name="T50">. The defender earns </text:span><text:span text:style-name="T52">1</text:span><text:span text:style-name="T50">.0M C-bills if they find </text:span><text:span text:style-name="T52">for each spy they find</text:span><text:span text:style-name="T50">.</text:span></text:p>
      <text:p text:style-name="P29"/>
      <text:p text:style-name="P20"><text:span text:style-name="T2">Base Pay: 1.2M (1v1) or </text:span><text:span text:style-name="T8">1.0</text:span><text:span text:style-name="T2">M (2v2) </text:span><text:span text:style-name="T4">C-bills</text:span><text:span text:style-name="T2"> per commander if no objectives are comple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1-16T09:32:42.645984478</dc:date>
    <meta:editing-duration>PT21H29M</meta:editing-duration>
    <meta:editing-cycles>152</meta:editing-cycles>
    <meta:generator>LibreOffice/7.5.9.2$Linux_X86_64 LibreOffice_project/50$Build-2</meta:generator>
    <meta:document-statistic meta:table-count="1" meta:image-count="1" meta:object-count="0" meta:page-count="5" meta:paragraph-count="48" meta:word-count="1145" meta:character-count="7302" meta:non-whitespace-character-count="6191"/>
  </office:meta>
</office:document-meta>
</file>